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float" office:value="1200000" calcext:value-type="float">
            <text:p>1,200,000.00</text:p>
          </table:table-cell>
          <table:table-cell office:value-type="string" calcext:value-type="string">
            <text:p>CHF</text:p>
          </table:table-cell>
        </table:table-row>
        <table:table-row table:style-name="ro1">
          <table:table-cell/>
          <table:table-cell table:style-name="ce2" table:formula="of:=[.B2]*[.A2]" office:value-type="float" office:value="2400000" calcext:value-type="float">
            <text:p>2,400,000.00</text:p>
          </table:table-cell>
          <table:table-cell/>
        </table:table-row>
        <table:table-row table:style-name="ro1">
          <table:table-cell/>
          <table:table-cell table:style-name="ce3" office:value-type="float" office:value="-2352941" calcext:value-type="float">
            <text:p>-2,352,941.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float" office:value="0.479" calcext:value-type="float">
            <text:p>0.479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/>
          <table:table-cell table:formula="of:=[.A6]*[.B6]" office:value-type="float" office:value="95800" calcext:value-type="float">
            <text:p>95800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Euro to Brazi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00-00-00</text:date>, <text:time style:data-style-name="N2" text:time-value="13:57:12.3585034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9:46:41.447297784</meta:creation-date>
    <dc:date>2024-03-28T14:41:25.280936392</dc:date>
    <meta:editing-duration>PT51M5S</meta:editing-duration>
    <meta:editing-cycles>2</meta:editing-cycles>
    <meta:generator>LibreOffice/24.2.1.2$MacOSX_AARCH64 LibreOffice_project/db4def46b0453cc22e2d0305797cf981b68ef5ac</meta:generator>
    <meta:document-statistic meta:table-count="1" meta:cell-count="11" meta:object-count="0"/>
    <meta:user-defined meta:name=""/>
  </office:meta>
</office:document-meta>
</file>